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03cm" fo:margin-left="0.586cm" fo:margin-top="0cm" fo:margin-bottom="0cm" table:align="left" style:writing-mode="lr-tb"/>
    </style:style>
    <style:style style:name="Table1.A" style:family="table-column">
      <style:table-column-properties style:column-width="7.751cm"/>
    </style:style>
    <style:style style:name="Table1.B" style:family="table-column">
      <style:table-column-properties style:column-width="3.251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2.528cm"/>
    </style:style>
    <style:style style:name="Table1.1" style:family="table-row">
      <style:table-row-properties style:min-row-height="0.159cm" fo:keep-together="always"/>
    </style:style>
    <style:style style:name="Table1.A1" style:family="table-cell">
      <style:table-cell-properties fo:background-color="#f2f2f2" fo:padding-left="0.175cm" fo:padding-right="0.189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e1.D1" style:family="table-cell">
      <style:table-cell-properties fo:background-color="#f2f2f2" fo:padding-left="0.175cm" fo:padding-right="0.189cm" fo:padding-top="0cm" fo:padding-bottom="0cm" fo:border="0.75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B2" style:family="table-cell">
      <style:table-cell-properties fo:background-color="#ffffff" fo:padding-left="0.175cm" fo:padding-right="0.189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e1.D2" style:family="table-cell">
      <style:table-cell-properties fo:background-color="#ffffff" fo:padding-left="0.175cm" fo:padding-right="0.189cm" fo:padding-top="0cm" fo:padding-bottom="0cm" fo:border="0.7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2" style:family="table">
      <style:table-properties style:width="14.019cm" fo:margin-left="0.242cm" fo:margin-top="0cm" fo:margin-bottom="0cm" table:align="left" style:writing-mode="lr-tb"/>
    </style:style>
    <style:style style:name="Table2.A" style:family="table-column">
      <style:table-column-properties style:column-width="1.249cm"/>
    </style:style>
    <style:style style:name="Table2.B" style:family="table-column">
      <style:table-column-properties style:column-width="4.251cm"/>
    </style:style>
    <style:style style:name="Table2.C" style:family="table-column">
      <style:table-column-properties style:column-width="2.75cm"/>
    </style:style>
    <style:style style:name="Table2.D" style:family="table-column">
      <style:table-column-properties style:column-width="5.768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2.D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e3" style:family="table">
      <style:table-properties style:width="16.898cm" fo:margin-left="-0.199cm" fo:margin-top="0cm" fo:margin-bottom="0cm" table:align="left" style:writing-mode="lr-tb"/>
    </style:style>
    <style:style style:name="Table3.A" style:family="table-column">
      <style:table-column-properties style:column-width="4.706cm"/>
    </style:style>
    <style:style style:name="Table3.B" style:family="table-column">
      <style:table-column-properties style:column-width="12.1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3.B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e3.3" style:family="table-row">
      <style:table-row-properties style:min-row-height="2.535cm" fo:keep-together="auto"/>
    </style:style>
    <style:style style:name="P1" style:family="paragraph" style:parent-style-name="Абзац_20_списка">
      <style:paragraph-properties>
        <style:tab-stops>
          <style:tab-stop style:position="1cm"/>
        </style:tab-stops>
      </style:paragraph-properties>
    </style:style>
    <style:style style:name="P2" style:family="paragraph" style:parent-style-name="Абзац_20_списка" style:list-style-name="WWNum4">
      <style:paragraph-properties fo:margin-left="0cm" fo:margin-right="0cm" fo:margin-top="0cm" fo:margin-bottom="0cm" loext:contextual-spacing="true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3" style:family="paragraph" style:parent-style-name="Абзац_20_списка" style:list-style-name="WWNum4">
      <style:paragraph-properties fo:margin-left="0cm" fo:margin-right="0cm" fo:margin-top="0cm" fo:margin-bottom="0cm" loext:contextual-spacing="true" fo:text-indent="0cm" style:auto-text-indent="false">
        <style:tab-stops>
          <style:tab-stop style:position="1cm"/>
        </style:tab-stops>
      </style:paragraph-properties>
    </style:style>
    <style:style style:name="P4" style:family="paragraph" style:parent-style-name="Абзац_20_списка">
      <style:paragraph-properties fo:margin-left="0cm" fo:margin-right="0cm" fo:margin-top="0cm" fo:margin-bottom="0cm" loext:contextual-spacing="true" fo:text-indent="0cm" style:auto-text-indent="false">
        <style:tab-stops>
          <style:tab-stop style:position="1.752cm"/>
        </style:tab-stops>
      </style:paragraph-properties>
    </style:style>
    <style:style style:name="P5" style:family="paragraph" style:parent-style-name="Абзац_20_списка" style:list-style-name="WWNum4">
      <style:paragraph-properties fo:margin-left="0cm" fo:margin-right="0cm" fo:margin-top="0cm" fo:margin-bottom="0cm" loext:contextual-spacing="true" fo:text-indent="0cm" style:auto-text-indent="false">
        <style:tab-stops>
          <style:tab-stop style:position="1.752cm"/>
        </style:tab-stops>
      </style:paragraph-properties>
    </style:style>
    <style:style style:name="P6" style:family="paragraph" style:parent-style-name="Абзац_20_списка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1.752cm"/>
        </style:tab-stops>
      </style:paragraph-properties>
    </style:style>
    <style:style style:name="P7" style:family="paragraph" style:parent-style-name="Абзац_20_списка">
      <style:paragraph-properties fo:margin-left="0cm" fo:margin-right="0cm" fo:margin-top="0cm" fo:margin-bottom="0cm" loext:contextual-spacing="true" fo:text-indent="0cm" style:auto-text-indent="false">
        <style:tab-stops>
          <style:tab-stop style:position="1.752cm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Абзац_20_списка">
      <style:paragraph-properties fo:margin-left="0cm" fo:margin-right="0cm" fo:margin-top="0cm" fo:margin-bottom="0cm" loext:contextual-spacing="true" fo:text-indent="0cm" style:auto-text-indent="false">
        <style:tab-stops>
          <style:tab-stop style:position="1.752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Абзац_20_списка">
      <style:paragraph-properties fo:margin-left="0cm" fo:margin-right="0cm" fo:text-indent="0cm" style:auto-text-indent="false">
        <style:tab-stops>
          <style:tab-stop style:position="1cm"/>
        </style:tab-stops>
      </style:paragraph-properties>
    </style:style>
    <style:style style:name="P10" style:family="paragraph" style:parent-style-name="Абзац_20_списка">
      <style:paragraph-properties fo:margin-top="0cm" fo:margin-bottom="0cm" loext:contextual-spacing="true">
        <style:tab-stops>
          <style:tab-stop style:position="1cm"/>
        </style:tab-stops>
      </style:paragraph-properties>
    </style:style>
    <style:style style:name="P11" style:family="paragraph" style:parent-style-name="Абзац_20_списка">
      <style:paragraph-properties fo:margin-top="0cm" fo:margin-bottom="0cm" loext:contextual-spacing="true">
        <style:tab-stops>
          <style:tab-stop style:position="1cm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Абзац_20_списка">
      <style:paragraph-properties fo:margin-top="0cm" fo:margin-bottom="0cm" loext:contextual-spacing="true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3" style:family="paragraph" style:parent-style-name="Абзац_20_списка">
      <style:paragraph-properties fo:margin-top="0cm" fo:margin-bottom="0cm" loext:contextual-spacing="true">
        <style:tab-stops>
          <style:tab-stop style:position="1.752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4" style:family="paragraph" style:parent-style-name="Абзац_20_списка">
      <style:paragraph-properties fo:margin-top="0cm" fo:margin-bottom="0cm" loext:contextual-spacing="true">
        <style:tab-stops>
          <style:tab-stop style:position="1cm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5" style:family="paragraph" style:parent-style-name="Абзац_20_списка">
      <style:paragraph-properties fo:margin-top="0cm" fo:margin-bottom="0cm" loext:contextual-spacing="true">
        <style:tab-stops>
          <style:tab-stop style:position="1.752cm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6" style:family="paragraph" style:parent-style-name="Абзац_20_списка">
      <style:paragraph-properties fo:margin-top="0cm" fo:margin-bottom="0cm" loext:contextual-spacing="true">
        <style:tab-stops>
          <style:tab-stop style:position="1.752cm"/>
        </style:tab-stops>
      </style:paragraph-properties>
      <style:text-properties fo:text-transform="uppercase" fo:font-size="14pt" fo:font-weight="bold" style:font-size-asian="14pt" style:font-weight-asian="bold" style:font-size-complex="14pt"/>
    </style:style>
    <style:style style:name="P17" style:family="paragraph" style:parent-style-name="Абзац_20_списка">
      <style:paragraph-properties fo:margin-top="0cm" fo:margin-bottom="0cm" loext:contextual-spacing="true" fo:text-align="center" style:justify-single-word="false">
        <style:tab-stops>
          <style:tab-stop style:position="1.752cm"/>
        </style:tab-stops>
      </style:paragraph-properties>
    </style:style>
    <style:style style:name="P18" style:family="paragraph" style:parent-style-name="Абзац_20_списка" style:list-style-name="WWNum4">
      <style:paragraph-properties fo:margin-top="0cm" fo:margin-bottom="0cm" loext:contextual-spacing="true" fo:text-align="center" style:justify-single-word="false">
        <style:tab-stops>
          <style:tab-stop style:position="1.752cm"/>
        </style:tab-stops>
      </style:paragraph-properties>
    </style:style>
    <style:style style:name="P19" style:family="paragraph" style:parent-style-name="Абзац_20_списка">
      <style:paragraph-properties fo:margin-top="0cm" fo:margin-bottom="0cm" loext:contextual-spacing="true">
        <style:tab-stops>
          <style:tab-stop style:position="1.752cm"/>
        </style:tab-stops>
      </style:paragraph-properties>
    </style:style>
    <style:style style:name="P20" style:family="paragraph" style:parent-style-name="Абзац_20_списка" style:list-style-name="WWNum5">
      <style:paragraph-properties fo:margin-top="0cm" fo:margin-bottom="0cm" loext:contextual-spacing="true">
        <style:tab-stops>
          <style:tab-stop style:position="1.752cm"/>
        </style:tab-stops>
      </style:paragraph-properties>
    </style:style>
    <style:style style:name="P21" style:family="paragraph" style:parent-style-name="Абзац_20_списка" style:list-style-name="WWNum3">
      <style:paragraph-properties fo:margin-top="0cm" fo:margin-bottom="0cm" loext:contextual-spacing="true" style:snap-to-layout-grid="false">
        <style:tab-stops>
          <style:tab-stop style:position="-0.191cm"/>
          <style:tab-stop style:position="0cm"/>
          <style:tab-stop style:position="0.06cm"/>
          <style:tab-stop style:position="1.752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2" style:family="paragraph" style:parent-style-name="Абзац_20_списка" style:list-style-name="WWNum3">
      <style:paragraph-properties fo:margin-top="0cm" fo:margin-bottom="0cm" loext:contextual-spacing="true" style:snap-to-layout-grid="false">
        <style:tab-stops>
          <style:tab-stop style:position="0.06cm"/>
          <style:tab-stop style:position="0.462cm"/>
          <style:tab-stop style:position="1.752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5" style:family="paragraph" style:parent-style-name="Standard">
      <style:text-properties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8" style:family="paragraph" style:parent-style-name="Standard">
      <style:paragraph-properties fo:text-align="justify" style:justify-single-word="false" fo:orphans="0" fo:widows="0"/>
      <style:text-properties fo:font-size="14pt" style:font-size-asian="14pt" style:font-size-complex="14pt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 fo:orphans="0" fo:widows="0"/>
    </style:style>
    <style:style style:name="P31" style:family="paragraph" style:parent-style-name="Standard">
      <style:paragraph-properties fo:line-height="115%"/>
    </style:style>
    <style:style style:name="P32" style:family="paragraph" style:parent-style-name="Standard" style:list-style-name="WWNum6"/>
    <style:style style:name="P33" style:family="paragraph" style:parent-style-name="Standard">
      <style:paragraph-properties fo:text-align="justify" style:justify-single-word="false"/>
      <style:text-properties fo:color="#000000" fo:font-size="14pt" style:font-size-asian="14pt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5" style:family="paragraph" style:parent-style-name="Standard" style:list-style-name="WWNum4"/>
    <style:style style:name="P36" style:family="paragraph" style:parent-style-name="Standard">
      <style:text-properties style:font-name="Times New Roman" fo:font-size="14pt" fo:language="ru" fo:country="RU" style:font-size-asian="14pt" style:font-name-complex="Times New Roman1" style:font-size-complex="14pt"/>
    </style:style>
    <style:style style:name="P37" style:family="paragraph" style:parent-style-name="Standard">
      <style:paragraph-properties fo:margin-left="9.001cm" fo:margin-right="0cm" fo:margin-top="0.212cm" fo:margin-bottom="0.212cm" loext:contextual-spacing="false" fo:text-indent="0cm" style:auto-text-indent="false"/>
    </style:style>
    <style:style style:name="P38" style:family="paragraph" style:parent-style-name="Standard">
      <style:paragraph-properties fo:keep-with-next="always"/>
    </style:style>
    <style:style style:name="P39" style:family="paragraph" style:parent-style-name="Standard">
      <style:paragraph-properties fo:text-align="center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P40" style:family="paragraph" style:parent-style-name="Standard">
      <style:paragraph-properties fo:keep-together="always" fo:keep-with-next="always"/>
      <style:text-properties fo:font-size="14pt" fo:font-weight="bold" style:font-size-asian="14pt" style:font-weight-asian="bold" style:font-size-complex="14pt"/>
    </style:style>
    <style:style style:name="P41" style:family="paragraph" style:parent-style-name="Standard">
      <style:paragraph-properties fo:text-align="center" style:justify-single-word="false" fo:keep-together="always" fo:keep-with-next="always"/>
    </style:style>
    <style:style style:name="P42" style:family="paragraph" style:parent-style-name="Standard">
      <style:paragraph-properties fo:keep-together="always" fo:keep-with-next="always"/>
    </style:style>
    <style:style style:name="P43" style:family="paragraph" style:parent-style-name="Standard">
      <style:paragraph-properties fo:margin-left="0.953cm" fo:margin-right="0cm" fo:text-align="center" style:justify-single-word="false" fo:keep-together="always" fo:text-indent="0cm" style:auto-text-indent="false" fo:keep-with-next="always"/>
      <style:text-properties fo:font-size="14pt" style:font-size-asian="14pt" style:font-size-complex="14pt"/>
    </style:style>
    <style:style style:name="P44" style:family="paragraph" style:parent-style-name="Standard">
      <style:paragraph-properties fo:margin-left="0.635cm" fo:margin-right="0cm" fo:text-align="center" style:justify-single-word="false" fo:keep-together="always" fo:text-indent="0cm" style:auto-text-indent="false" fo:keep-with-next="always"/>
    </style:style>
    <style:style style:name="P45" style:family="paragraph" style:parent-style-name="Standard">
      <style:paragraph-properties fo:margin-left="0.635cm" fo:margin-right="0cm" fo:text-align="center" style:justify-single-word="false" fo:keep-together="always" fo:text-indent="0cm" style:auto-text-indent="false" fo:keep-with-next="always"/>
      <style:text-properties fo:font-size="14pt" style:font-size-asian="14pt" style:font-size-complex="14pt"/>
    </style:style>
    <style:style style:name="P46" style:family="paragraph" style:parent-style-name="Standard">
      <style:paragraph-properties fo:text-align="justify" style:justify-single-word="false" fo:break-before="page"/>
      <style:text-properties fo:font-size="14pt" style:font-size-asian="14pt" style:font-size-complex="14pt"/>
    </style:style>
    <style:style style:name="P4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4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49" style:family="paragraph" style:parent-style-name="Standard" style:list-style-name="WWNum2">
      <style:paragraph-properties fo:margin-left="1.229cm" fo:margin-right="0cm" fo:text-align="justify" style:justify-single-word="false" fo:text-indent="-0.57cm" style:auto-text-indent="false" fo:keep-with-next="always">
        <style:tab-stops>
          <style:tab-stop style:position="1.229cm"/>
        </style:tab-stops>
      </style:paragraph-properties>
    </style:style>
    <style:style style:name="P50" style:family="paragraph" style:parent-style-name="Standard">
      <style:paragraph-properties fo:margin-left="0cm" fo:margin-right="0cm" fo:text-indent="1cm" style:auto-text-indent="false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52" style:family="paragraph" style:parent-style-name="Standard">
      <style:paragraph-properties fo:margin-left="0cm" fo:margin-right="0cm" fo:text-align="justify" style:justify-single-word="false" fo:orphans="0" fo:widows="0" fo:text-indent="1cm" style:auto-text-indent="false"/>
    </style:style>
    <style:style style:name="P53" style:family="paragraph" style:parent-style-name="Standard">
      <style:paragraph-properties fo:margin-left="0cm" fo:margin-right="0cm" fo:text-align="justify" style:justify-single-word="false" fo:orphans="0" fo:widows="0" fo:text-indent="1cm" style:auto-text-indent="false"/>
      <style:text-properties fo:font-size="14pt" style:font-size-asian="14pt" style:font-size-complex="14pt"/>
    </style:style>
    <style:style style:name="P54" style:family="paragraph" style:parent-style-name="Standard">
      <style:paragraph-properties fo:margin-left="1cm" fo:margin-right="0cm" fo:line-height="150%" fo:orphans="0" fo:widows="0" fo:text-indent="0cm" style:auto-text-indent="false">
        <style:tab-stops>
          <style:tab-stop style:position="2cm"/>
        </style:tab-stops>
      </style:paragraph-properties>
    </style:style>
    <style:style style:name="P55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56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13.547cm"/>
        </style:tab-stops>
      </style:paragraph-properties>
    </style:style>
    <style:style style:name="P57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/>
    </style:style>
    <style:style style:name="P5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font-weight="bold" style:font-size-asian="14pt" style:language-asian="en" style:country-asian="US" style:font-weight-asian="bold" style:font-size-complex="14pt" style:language-complex="en" style:country-complex="US"/>
    </style:style>
    <style:style style:name="P59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/>
      <style:text-properties fo:font-size="14pt" fo:font-weight="bold" style:font-size-asian="14pt" style:language-asian="en" style:country-asian="US" style:font-weight-asian="bold" style:font-size-complex="14pt" style:language-complex="en" style:country-complex="US"/>
    </style:style>
    <style:style style:name="P60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/>
      <style:text-properties fo:font-size="14pt" style:font-size-asian="14pt" style:font-size-complex="14pt"/>
    </style:style>
    <style:style style:name="P61" style:family="paragraph" style:parent-style-name="Standard">
      <style:paragraph-properties fo:margin-left="0cm" fo:margin-right="0cm" fo:text-align="justify" style:justify-single-word="false" fo:text-indent="1.251cm" style:auto-text-indent="false" style:snap-to-layout-grid="false"/>
      <style:text-properties fo:font-size="14pt" style:font-size-asian="14pt" style:language-asian="en" style:country-asian="US" style:font-size-complex="14pt" style:language-complex="en" style:country-complex="US"/>
    </style:style>
    <style:style style:name="P62" style:family="paragraph" style:parent-style-name="Standard">
      <style:paragraph-properties fo:margin-left="0cm" fo:margin-right="0cm" fo:text-align="justify" style:justify-single-word="false" fo:text-indent="1.251cm" style:auto-text-indent="false" style:snap-to-layout-grid="false"/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P63" style:family="paragraph" style:parent-style-name="Standard">
      <style:paragraph-properties fo:margin-top="0.212cm" fo:margin-bottom="0.212cm" loext:contextual-spacing="false" fo:text-align="justify" style:justify-single-word="false" fo:orphans="0" fo:widows="0"/>
    </style:style>
    <style:style style:name="P64" style:family="paragraph" style:parent-style-name="Standard" style:master-page-name="Standard">
      <loext:graphic-properties draw:fill="solid" draw:fill-color="#ffffff"/>
      <style:paragraph-properties fo:text-align="center" style:justify-single-word="false" style:page-number="auto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</style:style>
    <style:style style:name="P65" style:family="paragraph" style:parent-style-name="Без_20_интервала">
      <style:paragraph-properties fo:margin-left="0cm" fo:margin-right="0cm" fo:text-indent="1.251cm" style:auto-text-indent="false"/>
    </style:style>
    <style:style style:name="P66" style:family="paragraph" style:parent-style-name="Основной_20_текст_20_с_20_отступом_20_3">
      <style:paragraph-properties fo:margin-left="0cm" fo:margin-right="0cm" fo:line-height="115%" fo:text-align="start" style:justify-single-word="false" fo:orphans="0" fo:widows="0" fo:text-indent="0cm" style:auto-text-indent="false">
        <style:tab-stops>
          <style:tab-stop style:position="6.001cm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style:font-size-asian="14pt" style:language-asian="en" style:country-asian="US" style:font-size-complex="14pt" style:language-complex="en" style:country-complex="US"/>
    </style:style>
    <style:style style:name="T4" style:family="text">
      <style:text-properties fo:font-size="14pt" style:font-size-asian="14pt" style:language-asian="en" style:country-asian="US" style:font-size-complex="14pt" style:language-complex="en" style:country-complex="US" style:font-weight-complex="bold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style="italic" style:font-size-asian="14pt" style:font-style-asian="italic" style:font-size-complex="14pt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style:style style:name="T11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2" style:family="text">
      <style:text-properties fo:font-size="14pt" fo:language="en" fo:country="US" style:font-size-asian="14pt" style:language-asian="en" style:country-asian="US" style:font-size-complex="14pt" style:language-complex="en" style:country-complex="US" style:font-weight-complex="bold"/>
    </style:style>
    <style:style style:name="T13" style:family="text">
      <style:text-properties fo:text-transform="uppercase" fo:font-size="13.5pt" style:font-size-asian="13.5pt" style:font-size-complex="13.5pt"/>
    </style:style>
    <style:style style:name="T14" style:family="text">
      <style:text-properties fo:font-size="16pt" fo:font-weight="bold" style:font-size-asian="16pt" style:font-weight-asian="bold" style:font-size-complex="16pt"/>
    </style:style>
    <style:style style:name="T15" style:family="text">
      <style:text-properties style:font-name="Times New Roman" fo:font-weight="normal" style:font-weight-asian="normal" style:font-name-complex="Times New Roman1" style:font-size-complex="14pt"/>
    </style:style>
    <style:style style:name="T16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7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style:font-size-asian="14pt" style:font-name-complex="Times New Roman1" style:font-size-complex="14pt" style:font-weight-complex="bold"/>
    </style:style>
    <style:style style:name="T19" style:family="text">
      <style:text-properties fo:color="#000000" fo:font-size="14pt" style:font-size-asian="14pt" style:font-size-complex="14pt" style:font-weight-complex="bold"/>
    </style:style>
    <style:style style:name="T20" style:family="text">
      <style:text-properties fo:color="#000000" fo:font-size="14pt" style:font-size-asian="14pt" style:font-size-complex="14pt"/>
    </style:style>
    <style:style style:name="T21" style:family="text">
      <style:text-properties fo:color="#000000" fo:font-size="14pt" fo:font-style="italic" fo:font-weight="bold" style:font-size-asian="14pt" style:font-style-asian="italic" style:font-weight-asian="bold" style:font-size-complex="14pt" style:font-weight-complex="bold"/>
    </style:style>
    <style:style style:name="T22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span text:style-name="T1">Министерство образования и науки Российской Федерации</text:span></text:p>
      <text:p text:style-name="P23"><text:span text:style-name="T1">ФГБОУ <text:s/>ВПО</text:span></text:p>
      <text:p text:style-name="P23"><text:span text:style-name="T13">«Иркутский государственный технический Университет»</text:span></text:p>
      <text:p text:style-name="P23"><text:span text:style-name="T5">Институт кибернетики им. Е.И. Попова</text:span></text:p>
      <text:p text:style-name="P23"><text:span text:style-name="T5">Кафедра вычислительной техники</text:span></text:p>
      <text:p text:style-name="P24"/>
      <text:p text:style-name="P26"/>
      <text:p text:style-name="P37"><text:span text:style-name="T1">УТВЕРЖДАЮ</text:span></text:p>
      <text:p text:style-name="P37"><text:span text:style-name="T1">Директор института</text:span></text:p>
      <text:p text:style-name="P37"><text:span text:style-name="T5">кибернетики им. Е.И. Попова</text:span><text:span text:style-name="T1"> О.В.Дударева /___________/ </text:span></text:p>
      <text:p text:style-name="P37"><text:span text:style-name="T1">"____"____________2014г.</text:span></text:p>
      <text:p text:style-name="P23"><text:span text:style-name="T1"><text:s text:c="57"/>№ _______________________</text:span></text:p>
      <text:p text:style-name="P26"/>
      <text:p text:style-name="P26"/>
      <text:p text:style-name="P26"/>
      <text:p text:style-name="P39"/>
      <text:p text:style-name="P41"><text:span text:style-name="T14">ФОНД ОЦЕНОЧНЫХ СРЕДСТВ</text:span></text:p>
      <text:p text:style-name="P42"><text:span text:style-name="T7">для проведения промежуточной аттестации обучающихся по дисциплине</text:span></text:p>
      <text:p text:style-name="P40"/>
      <text:p text:style-name="P41"><text:span text:style-name="T6">Основы научного и технического творчества</text:span></text:p>
      <text:p text:style-name="P29"><text:soft-page-break/><text:span text:style-name="T1">Направление подготовки: <text:tab/></text:span><text:span text:style-name="T2">230100 «Информатика и вычислительная</text:span></text:p>
      <text:p text:style-name="P29"><text:span text:style-name="T2"><text:s text:c="49"/>техника»</text:span></text:p>
      <text:p text:style-name="Standard"><text:span text:style-name="T1">Профиль подготовки <text:s text:c="13"/>230101 «Вычислительные машины, </text:span><text:span text:style-name="T2">комплексы, </text:span></text:p>
      <text:p text:style-name="Standard"><text:span text:style-name="T2"><text:s text:c="49"/>системы и сети»</text:span></text:p>
      <text:p text:style-name="P66"><text:span text:style-name="T15"><text:s/></text:span></text:p>
      <text:p text:style-name="P31"><text:span text:style-name="T2">Квалификация (степень) <text:s text:c="7"/>бакалавр</text:span></text:p>
      <text:p text:style-name="P31"><text:span text:style-name="T1">Форма обучения <text:tab/><text:tab/><text:tab/>очная, заочная </text:span></text:p>
      <text:p text:style-name="P40"/>
      <text:p text:style-name="P40"/>
      <text:p text:style-name="P42"><text:span text:style-name="T1">Заведующий кафедрой <text:s/>вычислительной техники, </text:span></text:p>
      <text:p text:style-name="P42"><text:span text:style-name="T1"><text:s/>к.т.н., доцент __________________________________А.С.Дорофеев</text:span></text:p>
      <text:p text:style-name="P42"><text:span text:style-name="T1">Составитель фонда оценочных средств профессор кафедры</text:span></text:p>
      <text:p text:style-name="P42"><text:span text:style-name="T1"><text:s/>вычислительной техники, к.т.н.___________________В.Г.Кирий </text:span></text:p>
      <text:p text:style-name="P43"/>
      <text:p text:style-name="P43"/>
      <text:p text:style-name="P44"><text:span text:style-name="T1">Иркутск <text:s text:c="3"/>2014 г.</text:span></text:p>
      <text:p text:style-name="P45"/>
      <text:p text:style-name="P46"/>
      <text:p text:style-name="P29"/>
      <text:p text:style-name="P29"><text:span text:style-name="T1">Фонд оценочных средств разработан в соответствии с ФГОС от _____ № ___</text:span></text:p>
      <text:p text:style-name="Standard"><text:span text:style-name="T1">на основе рабочей программы </text:span></text:p>
      <text:p text:style-name="Standard"><text:span text:style-name="T1">дисциплины </text:span><text:span text:style-name="T5">Tеория -автоматов</text:span></text:p>
      <text:p text:style-name="P29"><text:span text:style-name="T1">одобренной на заседании кафедры ____________________________________ </text:span></text:p>
      <text:p text:style-name="P27"/>
      <text:p text:style-name="P29"><text:span text:style-name="T1">протокол № ________ от _____________________________________________ </text:span></text:p>
      <text:p text:style-name="P27"/>
      <text:p text:style-name="P29"><text:span text:style-name="T1">утвержденной от ___________________________________________________</text:span></text:p>
      <text:p text:style-name="P27"/>
      <text:p text:style-name="P47"><text:span text:style-name="T1">Фонды оценочных средств разрабатываются и представляются заведующим кафедрами научно-педагогическими работниками кафедр, зачисленными на данную кафедру в соответствии с <text:s/>приказом ректора, которым установлена учебная нагрузка по конкретным дисциплинам согласно «Индивидуального распределения учебной нагрузки», представленной в учебный отдел, заверенной подписью заведующего соответствующей кафедры и директора института .</text:span></text:p>
      <text:p text:style-name="P27"/>
      <text:p text:style-name="Standard"><text:span text:style-name="T19">Фонд оценочных средств для проведения промежуточной аттестации обучающихся по дисциплине:</text:span></text:p>
      <text:list xml:id="list7913266246822967411" text:style-name="WWNum6">
        <text:list-item>
          <text:p text:style-name="P32"><text:span text:style-name="T19">перечень компетенций и этапы их формирования;</text:span></text:p>
        </text:list-item>
        <text:list-item>
          <text:p text:style-name="P32"><text:span text:style-name="T1">показатели и критерии оценивания компетенций;</text:span></text:p>
        </text:list-item>
        <text:list-item>
          <text:p text:style-name="P32"><text:span text:style-name="T1">шкалы оценивания;</text:span></text:p>
        </text:list-item>
        <text:list-item>
          <text:p text:style-name="P32"><text:span text:style-name="T1">материалы для оценки знаний, умений, навыков на различных этапах формирования компетенций.</text:span></text:p>
        </text:list-item>
      </text:list>
      <text:p text:style-name="P38"><text:span text:style-name="T19">Рекомендуемое информационное обеспечение дисциплины:</text:span></text:p>
      <text:list xml:id="list415460884471527263" text:style-name="WWNum2">
        <text:list-item>
          <text:p text:style-name="P49"><text:span text:style-name="T19">основная учебная литература;</text:span></text:p>
        </text:list-item>
        <text:list-item>
          <text:p text:style-name="P49"><text:span text:style-name="T20">дополнительная учебная и справочная литература;</text:span></text:p>
        </text:list-item>
        <text:list-item>
          <text:p text:style-name="P49"><text:soft-page-break/><text:span text:style-name="T19">электронные образовательные ресурсы;</text:span></text:p>
        </text:list-item>
        <text:list-item>
          <text:p text:style-name="P49"><text:span text:style-name="T19">ресурсы сети «Интернет».</text:span></text:p>
        </text:list-item>
      </text:list>
      <text:p text:style-name="P33"/>
      <text:p text:style-name="P48"/>
      <text:p text:style-name="P47"><text:span text:style-name="T1">В процессе освоения дисциплины компетенции формируются на следующих этапах: при чтении <text:s/>лекций, при выполнении и защите лабораторных работ, практических занятий, заданий по самостоятельной работе. 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30"><text:span text:style-name="T7">1.</text:span><text:span text:style-name="T1"> </text:span><text:span text:style-name="T7">Информация из ФГОС, относящаяся к дисциплине</text:span></text:p>
      <text:list xml:id="list1962605735984399809" text:style-name="WWNum4">
        <text:list-item>
          <text:list>
            <text:list-item>
              <text:p text:style-name="P2"><text:span text:style-name="T1">Вид деятельности выпускника</text:span></text:p>
            </text:list-item>
          </text:list>
        </text:list-item>
      </text:list>
      <text:p text:style-name="P51"><text:span text:style-name="T1">Дисциплина охватывает круг вопросов, относящиеся к <text:s/>виду деятель-ности выпускника: </text:span></text:p>
      <text:p text:style-name="P51"><text:span text:style-name="T1">– проектно-конструкторская деятельность;</text:span></text:p>
      <text:p text:style-name="P52"><text:span text:style-name="T1">- проектно-технологическая деятельность</text:span><text:span text:style-name="T5">;</text:span></text:p>
      <text:p text:style-name="P54"><text:span text:style-name="T1">– научно-исследовательская деятельность.</text:span><text:span text:style-name="T10"> </text:span></text:p>
      <text:list xml:id="list202656728154175" text:continue-numbering="true" text:style-name="WWNum4">
        <text:list-item>
          <text:list>
            <text:list-item>
              <text:p text:style-name="P2"><text:soft-page-break/><text:span text:style-name="T1">Задачи профессиональной деятельности выпускника</text:span></text:p>
            </text:list-item>
          </text:list>
        </text:list-item>
      </text:list>
      <text:p text:style-name="P55"><text:span text:style-name="T1">В дисциплине рассматриваются указанные в ФГОС задачи профессиональной деятельности выпускника:</text:span></text:p>
      <text:p text:style-name="P55"><text:span text:style-name="T9">Проектно-конструкторская деятельность:</text:span></text:p>
      <text:p text:style-name="P55"><text:span text:style-name="T1">- определение целей проектирования объектов профессиональной деятельности, критериев эффективности проектных решений, ограничений;</text:span></text:p>
      <text:p text:style-name="P56"><text:span text:style-name="T1">- сбор и анализ исходных данных для проектирования;<text:tab/></text:span></text:p>
      <text:p text:style-name="P55"><text:span text:style-name="T1">- проектирование программных средств; </text:span></text:p>
      <text:p text:style-name="P55"><text:span text:style-name="T1">- проектирование интерфейса аппаратно-программных комплексов;</text:span></text:p>
      <text:p text:style-name="P55"><text:span text:style-name="T3">- синтез оригинальных технических решений на основе применения теории решения изобретательских задач (ТРИЗ); </text:span></text:p>
      <text:p text:style-name="P55"><text:span text:style-name="T1">- разработка и оформление <text:s/>проектной и рабочей технической документации;</text:span></text:p>
      <text:p text:style-name="P55"><text:span text:style-name="T9">проектно-технологическая деятельность:</text:span></text:p>
      <text:p text:style-name="P55"><text:span text:style-name="T1">- участие в работах по автоматизации технологических процессов в ходе подготовки <text:s/>производства новой продукции</text:span></text:p>
      <text:p text:style-name="P55"><text:span text:style-name="T1">- освоение и применение современных программно- методических комплексов исследования м автоматизированного проектирования объектов профессиональной деятельности;</text:span></text:p>
      <text:p text:style-name="P29"><text:span text:style-name="T3"><text:s text:c="10"/>- проектирование математического, <text:s/>информационного и программного обеспечения вычислительных систем (ВС) и автоматизированных систем на основе современных методов, средств и технологий проектирования, в том числе с использованием систем автоматизированного проектирования;</text:span></text:p>
      <text:p text:style-name="P55"><text:span text:style-name="T9">Научно-исследовательская деятельность:</text:span></text:p>
      <text:p text:style-name="P55"><text:span text:style-name="T1">- изучение научно-технической информации, отечественного и зарубежного опыта по тематике исследования:</text:span></text:p>
      <text:p text:style-name="P55"><text:span text:style-name="T1">- проведение экспериментов по заданной методике и анализ результатов;</text:span></text:p>
      <text:p text:style-name="P55"><text:span text:style-name="T1">- математическое моделирование процессов и объектов на базе стандартных пакетов автоматизированного проектирования и исследований;</text:span></text:p>
      <text:p text:style-name="P55"><text:span text:style-name="T3">- разработка математических моделей, методов, компьютерных технологий и систем поддержки принятия решений в научных исследованиях;</text:span></text:p>
      <text:p text:style-name="P55"><text:span text:style-name="T3">-теоретическое и экспериментальное исследование методов, алгоритмов, программ, аппаратно-программных комплексов и систем;</text:span></text:p>
      <text:p text:style-name="P55"><text:span text:style-name="T1">- создание и исследование математических и программных моделей вычислительных и информационных процессов, связанных с функционированием объектов профессиональной деятельности;</text:span></text:p>
      <text:p text:style-name="P55"><text:span text:style-name="T1">- разработка планов, программ и методик исследования программно-</text:span></text:p>
      <text:p text:style-name="P55"><text:soft-page-break/><text:span text:style-name="T1">аппаратных комплексов.</text:span></text:p>
      <text:list xml:id="list202657112163220" text:continue-numbering="true" text:style-name="WWNum4">
        <text:list-item>
          <text:list>
            <text:list-item>
              <text:p text:style-name="P3"><text:span text:style-name="T1">Перечень компетенций, установленных ФГОС</text:span></text:p>
            </text:list-item>
          </text:list>
        </text:list-item>
      </text:list>
      <text:p text:style-name="P57"><text:span text:style-name="T1">Освоение программы настоящей дисциплины позволит сформировать у обучающегося следующие компетенции: </text:span></text:p>
      <text:p text:style-name="P52"><text:span text:style-name="T1">- владеет культурой мышления, способен к обобщению, анализу, восприятию информации, постановке цели и выбору путей её достижения (ОК-1);</text:span></text:p>
      <text:p text:style-name="P52"><text:span text:style-name="T1">- умеет логически верно, аргументировано и ясно строить устную и письменную речь (ОК-2);</text:span></text:p>
      <text:p text:style-name="P52"><text:span text:style-name="T1">- готов к кооперации с коллегами, работе в коллективе (ОК-3);</text:span></text:p>
      <text:p text:style-name="P63"><text:span text:style-name="T1"><text:s text:c="7"/>- стремится к саморазвитию, повышению своей квалификации и мастерства (ОК-6); </text:span></text:p>
      <text:p text:style-name="P63"><text:span text:style-name="T1">- осознает социальную значимость своей будущей профессии, обладает высокой мотивацией к выполнению профессиональной деятельности (ОК-8);</text:span></text:p>
      <text:p text:style-name="P52"><text:span text:style-name="T1">- использует основные законы естественнонаучных дисциплин в профессиональной деятельности, применяет методы математического анализа и моделирования, теоретического и экспериментального исследования (ОК-10);</text:span></text:p>
      <text:p text:style-name="P52"><text:span text:style-name="T1">- осознает сущность и значение информации в развитии современного общества; владеет основными методами, способами и средствами получения, хранения, переработки информации (ОК-11);</text:span></text:p>
      <text:p text:style-name="P52"><text:span text:style-name="T1">- имеет навыки работы с компьютером как средством управления информацией (ОК-12);</text:span></text:p>
      <text:p text:style-name="P52"><text:span text:style-name="T1">- способен работать с информацией в глобальных компьютерных сетях (ОК-13);</text:span></text:p>
      <text:p text:style-name="P52"><text:span text:style-name="T1">- осваивать методики использования программных средств для решения практических задач (ПК-2);</text:span></text:p>
      <text:p text:style-name="P30"><text:span text:style-name="T1"><text:s text:c="7"/>- разрабатывать интерфейсы «человек – электронно-вычислительная машина» (ПК-3); </text:span></text:p>
      <text:p text:style-name="P30"><text:span text:style-name="T1"><text:s text:c="9"/>- обосновывать принимаемые проектные решения, осуществлять постановку и выполнять эксперименты по проверке их корректности и эффективности (ПК-6);</text:span></text:p>
      <text:p text:style-name="P52"><text:span text:style-name="T1">- готовить презентации, научно-технические отчеты по результатам выполненной работы, оформлять результаты исследования в виде статей и докладов на научно-практических конференциях (ПК-7).</text:span></text:p>
      <text:p text:style-name="P53"/>
      <text:p text:style-name="P58"/>
      <text:p text:style-name="P58"/>
      <text:p text:style-name="P59"/>
      <text:p text:style-name="P60"/>
      <text:list xml:id="list202656921638049" text:continue-numbering="true" text:style-name="WWNum4">
        <text:list-item>
          <text:list>
            <text:list-item>
              <text:p text:style-name="P3"><text:soft-page-break/><text:span text:style-name="T1">Перечень умений и знаний, установленных ФГОС</text:span></text:p>
            </text:list-item>
          </text:list>
        </text:list-item>
      </text:list>
      <text:p text:style-name="P1"><text:span text:style-name="T1">В результате освоения программы дисциплины обучающийся должен</text:span></text:p>
      <text:p text:style-name="P1"><text:span text:style-name="T1">Знать: </text:span></text:p>
      <text:p text:style-name="P1"><text:span text:style-name="T1">- методы постановки и организации научного исследования;</text:span></text:p>
      <text:p text:style-name="P9"><text:span text:style-name="T1"><text:s text:c="10"/>- приемы поиска и обработки научно-технической информации,</text:span></text:p>
      <text:p text:style-name="P9"><text:span text:style-name="T1"><text:s text:c="10"/>- современные методы экспериментального исследования и обработки результатов эксперимента; </text:span></text:p>
      <text:p text:style-name="P1"><text:span text:style-name="T1">-методы и средства измерения параметров работы машин;</text:span></text:p>
      <text:p text:style-name="P1"><text:span text:style-name="T1">-методы принятия инженерных решений;</text:span></text:p>
      <text:p text:style-name="P1"><text:span text:style-name="T1">- приемы решения изобретательских задач;</text:span></text:p>
      <text:p text:style-name="P1"><text:span text:style-name="T1">- права изобретателей.</text:span></text:p>
      <text:p text:style-name="P1"><text:span text:style-name="T1">Уметь:</text:span></text:p>
      <text:p text:style-name="P1"><text:span text:style-name="T1">-вести научный поиск; </text:span></text:p>
      <text:p text:style-name="P1"><text:span text:style-name="T1">- ставить задачи исследования; </text:span></text:p>
      <text:p text:style-name="P1"><text:span text:style-name="T1">-обладать навыками проведения эксперимента;</text:span></text:p>
      <text:p text:style-name="P1"><text:span text:style-name="T1">-обрабатывать, анализировать и обобщать результаты исследования;</text:span></text:p>
      <text:p text:style-name="P1"><text:span text:style-name="T1">-самостоятельно формулировать задачи исследования и разрабатывать методику проведения эксперимента;</text:span></text:p>
      <text:p text:style-name="P9"><text:span text:style-name="T1"><text:s text:c="10"/>Владеть:</text:span></text:p>
      <text:p text:style-name="P1"><text:span text:style-name="T1">- теорией принятия инженерных решений;</text:span></text:p>
      <text:p text:style-name="P10"><text:span text:style-name="T1">- методикой <text:s/>патентных исследований.</text:span></text:p>
      <text:p text:style-name="P11"/>
      <text:list xml:id="list202656711819405" text:continue-numbering="true" text:style-name="WWNum4">
        <text:list-item>
          <text:p text:style-name="P3"><text:span text:style-name="T7">Цели и задачи освоения программы дисциплины</text:span></text:p>
        </text:list-item>
      </text:list>
      <text:p text:style-name="P50"><text:soft-page-break/><text:span text:style-name="T1">Целью дисциплины является обучение студентов приемам использования знаний, полученных при изучении фундаментальных и специальных дисциплин, для решения задач в области информатики и вычислительной техники, а также обучение приемам и стандартам решения изобретательских задач.</text:span></text:p>
      <text:p text:style-name="P50"><text:span text:style-name="T7"><text:s/>В состав задач изучения дисциплины входят:</text:span></text:p>
      <text:p text:style-name="P65"><text:span text:style-name="T16">Изучить</text:span><text:span text:style-name="T17"> следующие разделы основ научного и инженерного творчества:</text:span></text:p>
      <text:p text:style-name="P65"><text:span text:style-name="T17">- основы научного творчества;</text:span></text:p>
      <text:p text:style-name="P65"><text:span text:style-name="T17">- основы инженерного творчества;</text:span></text:p>
      <text:p text:style-name="P65"><text:span text:style-name="T17">- патентный поиск;</text:span></text:p>
      <text:p text:style-name="P65"><text:span text:style-name="T17">- оформление заявок на изобретения.</text:span></text:p>
      <text:p text:style-name="P65"><text:span text:style-name="T16">Освоить:</text:span></text:p>
      <text:p text:style-name="P65"><text:span text:style-name="T17">- терминологию данной дисциплины;</text:span></text:p>
      <text:p text:style-name="P65"><text:span text:style-name="T17">- методы и приемы научного творчества;</text:span></text:p>
      <text:p text:style-name="P65"><text:span text:style-name="T17">- методы и приемы инженерного творчества;</text:span></text:p>
      <text:p text:style-name="P65"><text:span text:style-name="T17">- поиск прототипов при оформлении заявок на изобретение;</text:span></text:p>
      <text:p text:style-name="P65"><text:span text:style-name="T17"><text:s/>- оформление заявок на изобретения.</text:span></text:p>
      <text:p text:style-name="P14"/>
      <text:p text:style-name="P12"/>
      <text:list xml:id="list202656522390108" text:continue-numbering="true" text:style-name="WWNum4">
        <text:list-item>
          <text:p text:style-name="P5"><text:span text:style-name="T7">Структура дисциплины.</text:span></text:p>
        </text:list-item>
      </text:list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55"><text:span text:style-name="T1"><text:tab/></text:span><text:span text:style-name="T3">Вид учебной работы</text:span></text:p>
          </table:table-cell>
          <table:table-cell table:style-name="Table1.A1" office:value-type="string">
            <text:p text:style-name="P29"><text:span text:style-name="T3">Всего часов</text:span></text:p>
          </table:table-cell>
          <table:table-cell table:style-name="Table1.A1" office:value-type="string">
            <text:p text:style-name="P29"><text:span text:style-name="T3">Курс</text:span></text:p>
          </table:table-cell>
          <table:table-cell table:style-name="Table1.D1" office:value-type="string">
            <text:p text:style-name="P29"><text:span text:style-name="T3">Курс</text:span></text:p>
          </table:table-cell>
        </table:table-row>
        <table:table-row table:style-name="Table1.2">
          <table:table-cell table:style-name="Table1.A1" office:value-type="string">
            <text:p text:style-name="P29"><text:span text:style-name="T12">Общая трудоемкость дисциплины</text:span></text:p>
          </table:table-cell>
          <table:table-cell table:style-name="Table1.B2" office:value-type="string">
            <text:p text:style-name="P55"><text:span text:style-name="T11">10</text:span><text:span text:style-name="T3">8</text:span></text:p>
          </table:table-cell>
          <table:table-cell table:style-name="Table1.B2" office:value-type="string">
            <text:p text:style-name="P55"><text:span text:style-name="T3">4</text:span></text:p>
          </table:table-cell>
          <table:table-cell table:style-name="Table1.D2" office:value-type="string">
            <text:p text:style-name="P55"><text:span text:style-name="T3">5</text:span></text:p>
          </table:table-cell>
        </table:table-row>
        <table:table-row table:style-name="Table1.3">
          <table:table-cell table:style-name="Table1.A1" office:value-type="string">
            <text:p text:style-name="P29"><text:span text:style-name="T4">Аудиторные занятия, в том числе:</text:span></text:p>
          </table:table-cell>
          <table:table-cell table:style-name="Table1.B2" office:value-type="string">
            <text:p text:style-name="P55"><text:span text:style-name="T3">14</text:span></text:p>
          </table:table-cell>
          <table:table-cell table:style-name="Table1.B2" office:value-type="string">
            <text:p text:style-name="P61"/>
          </table:table-cell>
          <table:table-cell table:style-name="Table1.D2" office:value-type="string">
            <text:p text:style-name="P61"/>
          </table:table-cell>
        </table:table-row>
        <table:table-row table:style-name="Table1.4">
          <table:table-cell table:style-name="Table1.A1" office:value-type="string">
            <text:p text:style-name="P55"><text:span text:style-name="T12">Лекции</text:span></text:p>
          </table:table-cell>
          <table:table-cell table:style-name="Table1.B2" office:value-type="string">
            <text:p text:style-name="P55"><text:span text:style-name="T3">6</text:span></text:p>
          </table:table-cell>
          <table:table-cell table:style-name="Table1.B2" office:value-type="string">
            <text:p text:style-name="P55"><text:span text:style-name="T3">2</text:span></text:p>
          </table:table-cell>
          <table:table-cell table:style-name="Table1.D2" office:value-type="string">
            <text:p text:style-name="P55"><text:span text:style-name="T3">4</text:span></text:p>
          </table:table-cell>
        </table:table-row>
        <table:table-row table:style-name="Table1.5">
          <table:table-cell table:style-name="Table1.A1" office:value-type="string">
            <text:p text:style-name="P55"><text:span text:style-name="T12">Практические занятия</text:span></text:p>
          </table:table-cell>
          <table:table-cell table:style-name="Table1.B2" office:value-type="string">
            <text:p text:style-name="P55"><text:span text:style-name="T3">8</text:span></text:p>
          </table:table-cell>
          <table:table-cell table:style-name="Table1.B2" office:value-type="string">
            <text:p text:style-name="P55"><text:span text:style-name="T3">-</text:span></text:p>
          </table:table-cell>
          <table:table-cell table:style-name="Table1.D2" office:value-type="string">
            <text:p text:style-name="P55"><text:span text:style-name="T3">8(4)</text:span></text:p>
          </table:table-cell>
        </table:table-row>
        <table:table-row table:style-name="Table1.6">
          <table:table-cell table:style-name="Table1.A1" office:value-type="string">
            <text:p text:style-name="P55"><text:span text:style-name="T4">Контрольная работа</text:span></text:p>
          </table:table-cell>
          <table:table-cell table:style-name="Table1.B2" office:value-type="string">
            <text:p text:style-name="P55"><text:span text:style-name="T3">1</text:span></text:p>
          </table:table-cell>
          <table:table-cell table:style-name="Table1.B2" office:value-type="string">
            <text:p text:style-name="P61"/>
          </table:table-cell>
          <table:table-cell table:style-name="Table1.D2" office:value-type="string">
            <text:p text:style-name="P55"><text:span text:style-name="T3">1</text:span></text:p>
          </table:table-cell>
        </table:table-row>
        <table:table-row table:style-name="Table1.7">
          <table:table-cell table:style-name="Table1.A1" office:value-type="string">
            <text:p text:style-name="P55"><text:span text:style-name="T12">Самостоятельная работа</text:span></text:p>
          </table:table-cell>
          <table:table-cell table:style-name="Table1.B2" office:value-type="string">
            <text:p text:style-name="P55"><text:span text:style-name="T3">90</text:span></text:p>
          </table:table-cell>
          <table:table-cell table:style-name="Table1.B2" office:value-type="string">
            <text:p text:style-name="P55"><text:span text:style-name="T3">16</text:span></text:p>
          </table:table-cell>
          <table:table-cell table:style-name="Table1.D2" office:value-type="string">
            <text:p text:style-name="P55"><text:span text:style-name="T3">74</text:span></text:p>
          </table:table-cell>
        </table:table-row>
        <table:table-row table:style-name="Table1.8">
          <table:table-cell table:style-name="Table1.A1" office:value-type="string">
            <text:p text:style-name="P29"><text:span text:style-name="T12">Вид итогового контроля</text:span><text:span text:style-name="T4">: зачет</text:span></text:p>
          </table:table-cell>
          <table:table-cell table:style-name="Table1.B2" office:value-type="string">
            <text:p text:style-name="P29"><text:span text:style-name="T3"><text:s text:c="10"/>4</text:span></text:p>
          </table:table-cell>
          <table:table-cell table:style-name="Table1.B2" office:value-type="string">
            <text:p text:style-name="P62"/>
          </table:table-cell>
          <table:table-cell table:style-name="Table1.D2" office:value-type="string">
            <text:p text:style-name="P29"><text:span text:style-name="T3"><text:s text:c="9"/>4</text:span></text:p>
          </table:table-cell>
        </table:table-row>
      </table:table>
      <text:p text:style-name="P28"/>
      <text:p text:style-name="P34"/>
      <text:p text:style-name="P16"/>
      <text:list xml:id="list202656104580679" text:continue-numbering="true" text:style-name="WWNum4">
        <text:list-item>
          <text:p text:style-name="P18"><text:span text:style-name="T7">ПАСПОРТ ФОНДА ОЦЕНОЧНЫХ СРЕДСТВ</text:span></text:p>
        </text:list-item>
      </text:list>
      <text:p text:style-name="P17"><text:span text:style-name="T7">ПО ДИСЦИПЛИНЕ</text:span></text:p>
      <text:p text:style-name="P19"><text:span text:style-name="T7">_______________________________________________________</text:span></text:p>
      <text:p text:style-name="P13"/>
      <text:p text:style-name="P13"/>
      <text:p text:style-name="P13"/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4"><text:span text:style-name="T22">№ п/п</text:span></text:p>
          </table:table-cell>
          <table:table-cell table:style-name="Table2.A1" office:value-type="string">
            <text:p text:style-name="P6"><text:span text:style-name="T22">Контролируемые</text:span></text:p>
            <text:p text:style-name="P6"><text:span text:style-name="T22">дидактические <text:s/>единицы</text:span></text:p>
          </table:table-cell>
          <table:table-cell table:style-name="Table2.A1" office:value-type="string">
            <text:p text:style-name="P6"><text:span text:style-name="T22">Контролируемые</text:span></text:p>
            <text:p text:style-name="P6"><text:span text:style-name="T22">компетенции</text:span></text:p>
          </table:table-cell>
          <table:table-cell table:style-name="Table2.D1" office:value-type="string">
            <text:p text:style-name="P6"><text:span text:style-name="T22">Оценочные</text:span></text:p>
            <text:p text:style-name="P6"><text:span text:style-name="T22">средства</text:span></text:p>
          </table:table-cell>
        </table:table-row>
        <table:table-row table:style-name="Table2.1">
          <table:table-cell table:style-name="Table2.A1" office:value-type="string">
            <text:list xml:id="list1888009085092800210" text:style-name="WWNum3">
              <text:list-item>
                <text:p text:style-name="P21"/>
              </text:list-item>
            </text:list>
          </table:table-cell>
          <table:table-cell table:style-name="Table2.A1" office:value-type="string">
            <text:p text:style-name="P4"><text:span text:style-name="T1">1</text:span></text:p>
          </table:table-cell>
          <table:table-cell table:style-name="Table2.A1" office:value-type="string">
            <text:p text:style-name="P4"><text:span text:style-name="T1">ОК-1</text:span></text:p>
          </table:table-cell>
          <table:table-cell table:style-name="Table2.D1" office:value-type="string">
            <text:p text:style-name="P4"><text:span text:style-name="T22">Вопросы к самостоятельной <text:s/>работе и к зачету</text:span></text:p>
          </table:table-cell>
        </table:table-row>
        <table:table-row table:style-name="Table2.1">
          <table:table-cell table:style-name="Table2.A1" office:value-type="string">
            <text:list xml:id="list202657261132510" text:continue-numbering="true" text:style-name="WWNum3">
              <text:list-item>
                <text:p text:style-name="P21"/>
              </text:list-item>
            </text:list>
          </table:table-cell>
          <table:table-cell table:style-name="Table2.A1" office:value-type="string">
            <text:p text:style-name="P4"><text:span text:style-name="T1">2</text:span></text:p>
          </table:table-cell>
          <table:table-cell table:style-name="Table2.A1" office:value-type="string">
            <text:p text:style-name="P4"><text:span text:style-name="T1">ОК-2</text:span></text:p>
          </table:table-cell>
          <table:table-cell table:style-name="Table2.D1" office:value-type="string">
            <text:p text:style-name="P4"><text:span text:style-name="T22">Вопросы к практическим занятиям, зачету</text:span></text:p>
          </table:table-cell>
        </table:table-row>
        <table:table-row table:style-name="Table2.1">
          <table:table-cell table:style-name="Table2.A1" office:value-type="string">
            <text:list xml:id="list202655950291371" text:continue-numbering="true" text:style-name="WWNum3">
              <text:list-item>
                <text:p text:style-name="P22"/>
              </text:list-item>
            </text:list>
          </table:table-cell>
          <table:table-cell table:style-name="Table2.A1" office:value-type="string">
            <text:p text:style-name="P4"><text:span text:style-name="T1">2</text:span></text:p>
          </table:table-cell>
          <table:table-cell table:style-name="Table2.A1" office:value-type="string">
            <text:p text:style-name="P4"><text:span text:style-name="T1">ОК-3</text:span></text:p>
          </table:table-cell>
          <table:table-cell table:style-name="Table2.D1" office:value-type="string">
            <text:p text:style-name="P4"><text:span text:style-name="T22">Вопросы к практическим занятиям, <text:s/>зачету</text:span></text:p>
          </table:table-cell>
        </table:table-row>
        <table:table-row table:style-name="Table2.1">
          <table:table-cell table:style-name="Table2.A1" office:value-type="string">
            <text:list xml:id="list202656778925386" text:continue-numbering="true" text:style-name="WWNum3">
              <text:list-item>
                <text:p text:style-name="P22"/>
              </text:list-item>
            </text:list>
          </table:table-cell>
          <table:table-cell table:style-name="Table2.A1" office:value-type="string">
            <text:p text:style-name="P4"><text:span text:style-name="T1">3,4</text:span></text:p>
          </table:table-cell>
          <table:table-cell table:style-name="Table2.A1" office:value-type="string">
            <text:p text:style-name="P4"><text:span text:style-name="T1">ОК-6</text:span></text:p>
          </table:table-cell>
          <table:table-cell table:style-name="Table2.D1" office:value-type="string">
            <text:p text:style-name="P4"><text:span text:style-name="T22">Вопросы к практическим занятиям, зачету</text:span></text:p>
          </table:table-cell>
        </table:table-row>
        <table:table-row table:style-name="Table2.1">
          <table:table-cell table:style-name="Table2.A1" office:value-type="string">
            <text:list xml:id="list202656327426652" text:continue-numbering="true" text:style-name="WWNum3">
              <text:list-item>
                <text:p text:style-name="P22"/>
              </text:list-item>
            </text:list>
          </table:table-cell>
          <table:table-cell table:style-name="Table2.A1" office:value-type="string">
            <text:p text:style-name="P4"><text:span text:style-name="T1">3.4</text:span></text:p>
          </table:table-cell>
          <table:table-cell table:style-name="Table2.A1" office:value-type="string">
            <text:p text:style-name="P4"><text:span text:style-name="T1">ОК-8</text:span></text:p>
          </table:table-cell>
          <table:table-cell table:style-name="Table2.D1" office:value-type="string">
            <text:p text:style-name="P4"><text:span text:style-name="T22">Вопросы к практическим занятиям, зачету</text:span></text:p>
          </table:table-cell>
        </table:table-row>
        <table:table-row table:style-name="Table2.1">
          <table:table-cell table:style-name="Table2.A1" office:value-type="string">
            <text:list xml:id="list202656752060518" text:continue-numbering="true" text:style-name="WWNum3">
              <text:list-item>
                <text:p text:style-name="P22"/>
              </text:list-item>
            </text:list>
          </table:table-cell>
          <table:table-cell table:style-name="Table2.A1" office:value-type="string">
            <text:p text:style-name="P4"><text:span text:style-name="T2">3,4</text:span></text:p>
          </table:table-cell>
          <table:table-cell table:style-name="Table2.A1" office:value-type="string">
            <text:p text:style-name="P4"><text:span text:style-name="T1">ОК-10</text:span></text:p>
          </table:table-cell>
          <table:table-cell table:style-name="Table2.D1" office:value-type="string">
            <text:p text:style-name="P4"><text:span text:style-name="T22">Вопросы к практическим занятиям, зачету</text:span></text:p>
          </table:table-cell>
        </table:table-row>
        <table:table-row table:style-name="Table2.1">
          <table:table-cell table:style-name="Table2.A1" office:value-type="string">
            <text:list xml:id="list202657112176747" text:continue-numbering="true" text:style-name="WWNum3">
              <text:list-item>
                <text:p text:style-name="P22"/>
              </text:list-item>
            </text:list>
          </table:table-cell>
          <table:table-cell table:style-name="Table2.A1" office:value-type="string">
            <text:p text:style-name="P4"><text:span text:style-name="T20">3,4</text:span></text:p>
          </table:table-cell>
          <table:table-cell table:style-name="Table2.A1" office:value-type="string">
            <text:p text:style-name="P4"><text:span text:style-name="T1">ОК-11</text:span></text:p>
          </table:table-cell>
          <table:table-cell table:style-name="Table2.D1" office:value-type="string">
            <text:p text:style-name="P4"><text:span text:style-name="T22">Вопросы к практическим занятиям, зачету</text:span></text:p>
          </table:table-cell>
        </table:table-row>
        <table:table-row table:style-name="Table2.1">
          <table:table-cell table:style-name="Table2.A1" office:value-type="string">
            <text:list xml:id="list202655496743152" text:continue-numbering="true" text:style-name="WWNum3">
              <text:list-item>
                <text:p text:style-name="P22"/>
              </text:list-item>
            </text:list>
          </table:table-cell>
          <table:table-cell table:style-name="Table2.A1" office:value-type="string">
            <text:p text:style-name="P4"><text:span text:style-name="T20">3,4</text:span></text:p>
          </table:table-cell>
          <table:table-cell table:style-name="Table2.A1" office:value-type="string">
            <text:p text:style-name="P4"><text:span text:style-name="T1">ОК-12</text:span></text:p>
          </table:table-cell>
          <table:table-cell table:style-name="Table2.D1" office:value-type="string">
            <text:p text:style-name="P4"><text:span text:style-name="T22">Вопросы к практическим занятиям, зачету</text:span></text:p>
          </table:table-cell>
        </table:table-row>
        <table:table-row table:style-name="Table2.1">
          <table:table-cell table:style-name="Table2.A1" office:value-type="string">
            <text:list xml:id="list202657188828998" text:continue-numbering="true" text:style-name="WWNum3">
              <text:list-item>
                <text:p text:style-name="P22"/>
              </text:list-item>
            </text:list>
          </table:table-cell>
          <table:table-cell table:style-name="Table2.A1" office:value-type="string">
            <text:p text:style-name="P4"><text:span text:style-name="T20">3,4</text:span></text:p>
          </table:table-cell>
          <table:table-cell table:style-name="Table2.A1" office:value-type="string">
            <text:p text:style-name="P4"><text:span text:style-name="T1">ОК-13</text:span></text:p>
          </table:table-cell>
          <table:table-cell table:style-name="Table2.D1" office:value-type="string">
            <text:p text:style-name="P4"><text:span text:style-name="T22">Вопросы к практическим занятиям, зачету</text:span></text:p>
          </table:table-cell>
        </table:table-row>
        <table:table-row table:style-name="Table2.1">
          <table:table-cell table:style-name="Table2.A1" office:value-type="string">
            <text:list xml:id="list202657177351777" text:continue-numbering="true" text:style-name="WWNum3">
              <text:list-item>
                <text:p text:style-name="P22"/>
              </text:list-item>
            </text:list>
          </table:table-cell>
          <table:table-cell table:style-name="Table2.A1" office:value-type="string">
            <text:p text:style-name="P4"><text:span text:style-name="T20">3,4</text:span></text:p>
          </table:table-cell>
          <table:table-cell table:style-name="Table2.A1" office:value-type="string">
            <text:p text:style-name="P4"><text:span text:style-name="T1">ПК-2</text:span></text:p>
          </table:table-cell>
          <table:table-cell table:style-name="Table2.D1" office:value-type="string">
            <text:p text:style-name="P4"><text:span text:style-name="T22">Вопросы к практическим занятиям, зачету</text:span></text:p>
          </table:table-cell>
        </table:table-row>
        <table:table-row table:style-name="Table2.1">
          <table:table-cell table:style-name="Table2.A1" office:value-type="string">
            <text:list xml:id="list202656473741899" text:continue-numbering="true" text:style-name="WWNum3">
              <text:list-item>
                <text:p text:style-name="P22"/>
              </text:list-item>
            </text:list>
          </table:table-cell>
          <table:table-cell table:style-name="Table2.A1" office:value-type="string">
            <text:p text:style-name="P4"><text:span text:style-name="T20">3,4</text:span></text:p>
          </table:table-cell>
          <table:table-cell table:style-name="Table2.A1" office:value-type="string">
            <text:p text:style-name="P4"><text:span text:style-name="T1">ПК-3</text:span></text:p>
          </table:table-cell>
          <table:table-cell table:style-name="Table2.D1" office:value-type="string">
            <text:p text:style-name="P4"><text:span text:style-name="T22">Вопросы к практическим занятиям, зачету</text:span></text:p>
          </table:table-cell>
        </table:table-row>
        <table:table-row table:style-name="Table2.1">
          <table:table-cell table:style-name="Table2.A1" office:value-type="string">
            <text:list xml:id="list202655873432903" text:continue-numbering="true" text:style-name="WWNum3">
              <text:list-item>
                <text:p text:style-name="P22"/>
              </text:list-item>
            </text:list>
          </table:table-cell>
          <table:table-cell table:style-name="Table2.A1" office:value-type="string">
            <text:p text:style-name="P4"><text:span text:style-name="T20">3,4</text:span></text:p>
          </table:table-cell>
          <table:table-cell table:style-name="Table2.A1" office:value-type="string">
            <text:p text:style-name="P4"><text:span text:style-name="T1">ПК-6</text:span></text:p>
          </table:table-cell>
          <table:table-cell table:style-name="Table2.D1" office:value-type="string">
            <text:p text:style-name="P4"><text:span text:style-name="T22">Вопросы к практическим занятиям, зачету</text:span></text:p>
          </table:table-cell>
        </table:table-row>
        <table:table-row table:style-name="Table2.1">
          <table:table-cell table:style-name="Table2.A1" office:value-type="string">
            <text:list xml:id="list202656990535141" text:continue-numbering="true" text:style-name="WWNum3">
              <text:list-item>
                <text:p text:style-name="P22"/>
              </text:list-item>
            </text:list>
          </table:table-cell>
          <table:table-cell table:style-name="Table2.A1" office:value-type="string">
            <text:p text:style-name="P4"><text:span text:style-name="T20">3,4</text:span></text:p>
          </table:table-cell>
          <table:table-cell table:style-name="Table2.A1" office:value-type="string">
            <text:p text:style-name="P4"><text:span text:style-name="T1">ПК-7</text:span></text:p>
          </table:table-cell>
          <table:table-cell table:style-name="Table2.D1" office:value-type="string">
            <text:p text:style-name="P4"><text:span text:style-name="T22">Вопросы к практическим занятиям, зачету</text:span></text:p>
          </table:table-cell>
        </table:table-row>
      </table:table>
      <text:p text:style-name="P13"/>
      <text:p text:style-name="P13"/>
      <text:list xml:id="list2472824410917654027" text:style-name="WWNum5">
        <text:list-item>
          <text:p text:style-name="P20"><text:span text:style-name="T7">Перечень основных разделов дисциплины</text:span></text:p>
        </text:list-item>
      </text:list>
      <text:p text:style-name="P65"><text:span text:style-name="T17">Введение. </text:span></text:p>
      <text:p text:style-name="P65"><text:span text:style-name="T17">Раздел 1 Основные понятия и определения</text:span></text:p>
      <text:p text:style-name="P65"><text:span text:style-name="T17">Тема 1.1 Наука, эксперимент, открытие, изобретение, промышленный образец, товарный знак;</text:span></text:p>
      <text:p text:style-name="P65"><text:span text:style-name="T17">Тема 1.2 Система научной подготовки студентов: НИРС, элементы НИРС;</text:span></text:p>
      <text:p text:style-name="P65"><text:span text:style-name="T17">Раздел 2 Методологические основы научного познания и творчества</text:span></text:p>
      <text:p text:style-name="P65"><text:span text:style-name="T17">Тема 2.1 <text:s/>Методы теоретических и эмпирических исследований, анализ, синтез, абстрагирование, индукция и дедукция. Вероятностно-статистические методы исследования. </text:span></text:p>
      <text:p text:style-name="P65"><text:span text:style-name="T17">Тема 2.2 <text:s/>Методы моделирования объекта.</text:span></text:p>
      <text:p text:style-name="P65"><text:span text:style-name="T17">Тема 2.3 Выбор направления научных исследований и этапы научно- исследовательской работы: поиск, накопление и обработка научной информации.</text:span></text:p>
      <text:p text:style-name="P65"><text:span text:style-name="T17">Тема 2.4 Физическое <text:s/>и математическое моделирование, вероятностно-статистические модели, регрессионный и корреляционный анализ.</text:span></text:p>
      <text:p text:style-name="P65"><text:span text:style-name="T17">Тема 2.5 Экспериментальные исследования: виды эксперимента, основы планирования эксперимента, методы измерений, метрологическое обеспечение эксперимента.</text:span></text:p>
      <text:p text:style-name="P65"><text:span text:style-name="T17">Тема 2.6 Обработка результатов эксперимента: графическая обработка, аппроксимация, статистическая обработка.</text:span></text:p>
      <text:p text:style-name="P65"><text:span text:style-name="T17">Тема 2.7 Оформление результатов научного исследования.</text:span></text:p>
      <text:p text:style-name="P65"><text:span text:style-name="T17">Раздел 3 Теория решения изобретательских задач: </text:span></text:p>
      <text:p text:style-name="P65"><text:span text:style-name="T17">Тема 3.1 Методы активизации решения изобретательских задач.</text:span></text:p>
      <text:p text:style-name="P65"><text:span text:style-name="T17">Тема 3.2 Идеальный конечный результат.</text:span></text:p>
      <text:p text:style-name="P65"><text:span text:style-name="T17">Тема 3.3 Алгоритмы решения изобретательских задач.</text:span></text:p>
      <text:p text:style-name="P65"><text:span text:style-name="T17">Раздел 4 Приемы решения изобретательских задач</text:span></text:p>
      <text:p text:style-name="P65"><text:soft-page-break/><text:span text:style-name="T17">Тема 4.1 Изучение различных типовых приемов.</text:span></text:p>
      <text:p text:style-name="P65"><text:span text:style-name="T17">Тема 4.2 Стандартные решения изобретательских задач; </text:span></text:p>
      <text:p text:style-name="P65"><text:span text:style-name="T17">Тема 4.3 Примеры применения приемов при решении задач;</text:span></text:p>
      <text:p text:style-name="P65"><text:span text:style-name="T17">Тема 4.4 Примеры применения стандартов при решении изобретательских задач.</text:span>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02655608911582" text:continue-list="list202656104580679" text:style-name="WWNum4">
        <text:list-item>
          <text:p text:style-name="P18"><text:span text:style-name="T1">Оценивание обучающегося на зачете по дисциплине</text:span></text:p>
        </text:list-item>
      </text:list>
      <text:p text:style-name="P4"><text:span text:style-name="T1">__________________________________________________________________</text:span></text:p>
      <text:p text:style-name="P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<text:span text:style-name="T22">Оценка </text:span></text:p>
          </table:table-cell>
          <table:table-cell table:style-name="Table3.B1" office:value-type="string">
            <text:p text:style-name="P6"><text:span text:style-name="T22">Требования к знаниям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22">«зачтено»</text:span></text:p>
          </table:table-cell>
          <table:table-cell table:style-name="Table3.B1" office:value-type="string">
            <text:p text:style-name="P4"><text:span text:style-name="T22">Глубоко и прочно усвоил программный материал, исчерпывающе, последовательно, четко и логически стройно его излагает, умеет тесно увязывать теорию с практикой, свободно справляется с задачами, вопросами и другими видами применения знаний, не затрудняется с ответом при видоизменении заданий, использует в ответе материал научной литературы, правильно обосновывает принятое решение, владеет разносторонними навыками и приемами выполнения практических задач.</text:span></text:p>
            <text:p text:style-name="P4"><text:span text:style-name="T22">Твердо знает материал, грамотно и по существу излагает его, не допускает существенных неточностей в ответе на вопрос, правильно применяет теоретические положения при решении практических вопросов и задач, владеет необходимыми навыками и приемами их выполнения.</text:span></text:p>
            <text:p text:style-name="P8"/>
          </table:table-cell>
        </table:table-row>
        <table:table-row table:style-name="Table3.3">
          <table:table-cell table:style-name="Table3.A1" office:value-type="string">
            <text:p text:style-name="P4"><text:span text:style-name="T22">«незачтено»</text:span></text:p>
          </table:table-cell>
          <table:table-cell table:style-name="Table3.B1" office:value-type="string">
            <text:p text:style-name="P4"><text:span text:style-name="T22">Имеет знания только основного материала, но не усвоил его деталей, допускает неточности, недостаточно правильные формулировки, нарушения логической последовательности в изложении программного материала, испытывает затруднения при выполнении практических работ.</text:span></text:p>
            <text:p text:style-name="P4"><text:span text:style-name="T22">Не знает значительной части программного материала, допускает существенные ошибки, неуверенно, с большими затруднениями выполняет практические работы.</text:span></text:p>
            <text:p text:style-name="P8"/>
          </table:table-cell>
        </table:table-row>
      </table:table>
      <text:p text:style-name="P7"><text:soft-page-break/></text:p>
      <text:p text:style-name="P13"/>
      <text:list xml:id="list202655547552254" text:continue-numbering="true" text:style-name="WWNum4">
        <text:list-item>
          <text:p text:style-name="P35"><text:span text:style-name="T1">Материалы для оценки знаний, умений, владений (экзаменационные билеты, тесты и др.)</text:span></text:p>
        </text:list-item>
      </text:list>
      <text:p text:style-name="P65"><text:span text:style-name="T17">1. Дайте определения понятиям «наука» и «цель науки».</text:span></text:p>
      <text:p text:style-name="P65"><text:span text:style-name="T17">2. Перечислите основные понятия, определяющие содержание научных исследований.</text:span></text:p>
      <text:p text:style-name="P65"><text:span text:style-name="T17">3. Назовите методы познания, составляющие основу решения эмпирических задач при научных исследованиях.</text:span></text:p>
      <text:p text:style-name="P65"><text:span text:style-name="T17">4. Перечислите основные этапы, сопровождающие процесс выполнения теоретических и прикладных научно-исследовательских работ.</text:span></text:p>
      <text:p text:style-name="P65"><text:span text:style-name="T17">5. Дайте ответ на вопрос о том, могут ли теоретические научные исследования быть направлены на открытие известных фактов, законов, принципов?</text:span></text:p>
      <text:p text:style-name="P65"><text:span text:style-name="T17">6. Перечислите основные требования, предъявляемые к теме научного исследования.</text:span></text:p>
      <text:p text:style-name="P65"><text:span text:style-name="T17">7. Дайте определение понятию «модель исследования» и перечислите виды моделей, используемых при изучении явлений и процессов.</text:span></text:p>
      <text:p text:style-name="P65"><text:span text:style-name="T17">8. Дайте определения понятиям «эксперимент» и «цель эксперимента».</text:span></text:p>
      <text:p text:style-name="P65"><text:span text:style-name="T17">9. </text:span><text:span text:style-name="T18">Измерения и наблюдения.</text:span></text:p>
      <text:p text:style-name="P65"><text:span text:style-name="T18">10. Основная задача обработки результатов измерений.</text:span></text:p>
      <text:p text:style-name="P65"><text:span text:style-name="T18">11.Статистическая обработка измерений.</text:span></text:p>
      <text:p text:style-name="P65"><text:span text:style-name="T18">12.Критерии качества оценок.</text:span></text:p>
      <text:p text:style-name="P65"><text:span text:style-name="T18">13.Методы оценивания параметров.</text:span></text:p>
      <text:p text:style-name="P65"><text:span text:style-name="T18">14.Метод наименьших квадратов. </text:span></text:p>
      <text:p text:style-name="P65"><text:span text:style-name="T18">15.Достоинства и недостатки метода наименьших квадратов.</text:span></text:p>
      <text:p text:style-name="P65"><text:span text:style-name="T18">16.Проверка гипотез о законах распределения <text:s/>случайной величины.</text:span></text:p>
      <text:p text:style-name="P65"><text:span text:style-name="T18">17.Основные задачи регрессионного анализа.</text:span></text:p>
      <text:p text:style-name="P65"><text:span text:style-name="T17">18.Линейная и нелинейная регрессия.</text:span></text:p>
      <text:p text:style-name="P65"><text:soft-page-break/><text:span text:style-name="T17">19.Определение коэффициентов линейной модели.</text:span></text:p>
      <text:p text:style-name="P65"><text:span text:style-name="T17">20.Исследование уравнения регрессии.</text:span></text:p>
      <text:p text:style-name="P65"><text:span text:style-name="T17">21.Моделирование вычислительных систем.</text:span></text:p>
      <text:p text:style-name="P65"><text:span text:style-name="T17">22.Математические модели автоматных систем.</text:span></text:p>
      <text:p text:style-name="P65"><text:span text:style-name="T17">23.Метод «черного ящика».</text:span></text:p>
      <text:p text:style-name="P65"><text:span text:style-name="T17">24.Метод «мозгового штурма».</text:span></text:p>
      <text:p text:style-name="P65"><text:span text:style-name="T17">25. «Диверсионный» метод при решении инженерных задач.</text:span></text:p>
      <text:p text:style-name="P65"><text:span text:style-name="T17">26. Что такое «идеальный конечный результат»?</text:span></text:p>
      <text:p text:style-name="P65"><text:span text:style-name="T17">27. Вещественно – полевые ресурсы.</text:span></text:p>
      <text:p text:style-name="P65"><text:span text:style-name="T17">28. Физические противоречия и их устранение.</text:span></text:p>
      <text:p text:style-name="P65"><text:span text:style-name="T17">29.Типовые приемы решения изобретательских задач (40 шт.)</text:span></text:p>
      <text:p text:style-name="P65"><text:span text:style-name="T17">30.Применение стандартов при решении инженерных задач.</text:span></text:p>
      <text:p text:style-name="P65"><text:span text:style-name="T17">31.Оформление отчета о научном исследовании.</text:span></text:p>
      <text:p text:style-name="P65"><text:span text:style-name="T17">32.Порядок проведения патентных исследований.</text:span></text:p>
      <text:p text:style-name="P36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Lucida Sans Unicode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0pt" fo:language="ru" fo:country="RU" style:letter-kerning="true" style:font-name-asian="Lucida Sans Unicode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weight="bold" style:font-weight-asian="bold" style:font-size-complex="10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6.502cm" fo:margin-right="0cm" fo:text-align="justify" style:justify-single-word="false" fo:text-indent="-6.502cm" style:auto-text-indent="false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0pt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margin-top="0cm" fo:margin-bottom="0cm" loext:contextual-spacing="true" fo:orphans="0" fo:widows="0" fo:text-indent="0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line-height="115%" fo:text-indent="0cm" style:auto-text-indent="false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font-size="14pt" style:font-size-asian="14pt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Обычный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Без_20_интервала" style:display-name="Без интервала" style:family="paragraph" style:parent-style-name="Standard" style:default-outline-level="">
      <style:paragraph-properties fo:text-align="justify" style:justify-single-word="false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 style:language-complex="en" style:country-complex="U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0" style:family="text">
      <style:text-properties style:font-name-complex="Times New Roman1" style:font-family-complex="'Times New Roman'" style:font-family-generic-complex="system" style:font-pitch-complex="variable"/>
    </style:style>
    <style:style style:name="WW8Num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-complex="Times New Roman1" style:font-family-complex="'Times New Roman'" style:font-family-generic-complex="system" style:font-pitch-complex="variable"/>
    </style:style>
    <style:style style:name="WW8Num5z1" style:family="text">
      <style:text-properties style:font-name-complex="Times New Roman1" style:font-family-complex="'Times New Roman'" style:font-family-generic-complex="system" style:font-pitch-complex="variable"/>
    </style:style>
    <style:style style:name="WW8Num6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0" style:family="text">
      <style:text-properties fo:font-weight="normal" style:font-weight-asian="norma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0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WW8Num10z1" style:family="text">
      <style:text-properties style:font-name="Times New Roman" fo:font-family="'Times New Roman'" style:font-family-generic="roman" style:font-pitch="variable"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10z2" style:family="text">
      <style:text-properties style:font-name="Times New Roman" fo:font-family="'Times New Roman'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WW8Num10z3" style:family="text"/>
    <style:style style:name="WW8Num11z0" style:family="text">
      <style:text-properties fo:font-size="14pt" fo:font-weight="normal" style:font-size-asian="14pt" style:font-weight-asian="normal" style:font-size-complex="14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0" style:family="text">
      <style:text-properties style:font-name-complex="Times New Roman1" style:font-family-complex="'Times New Roman'" style:font-family-generic-complex="system" style:font-pitch-complex="variable"/>
    </style:style>
    <style:style style:name="WW8Num13z1" style:family="text">
      <style:text-properties style:font-name-complex="Times New Roman1" style:font-family-complex="'Times New Roman'" style:font-family-generic-complex="system" style:font-pitch-complex="variable"/>
    </style:style>
    <style:style style:name="WW8Num1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5z0" style:family="text">
      <style:text-properties fo:color="#000000"/>
    </style:style>
    <style:style style:name="WW8Num15z2" style:family="text"/>
    <style:style style:name="WW8Num16z0" style:family="text">
      <style:text-properties fo:color="#000000"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normal"/>
    </style:style>
    <style:style style:name="WW8Num17z0" style:family="text">
      <style:text-properties style:font-name-complex="Times New Roman1" style:font-family-complex="'Times New Roman'" style:font-family-generic-complex="system" style:font-pitch-complex="variable"/>
    </style:style>
    <style:style style:name="WW8Num17z1" style:family="text">
      <style:text-properties style:font-name-complex="Times New Roman1" style:font-family-complex="'Times New Roman'" style:font-family-generic-complex="system" style:font-pitch-complex="variable"/>
    </style:style>
    <style:style style:name="WW8Num18z0" style:family="text">
      <style:text-properties style:font-name-complex="Times New Roman1" style:font-family-complex="'Times New Roman'" style:font-family-generic-complex="system" style:font-pitch-complex="variable"/>
    </style:style>
    <style:style style:name="WW8Num19z0" style:family="text">
      <style:text-properties style:font-name-complex="Times New Roman1" style:font-family-complex="'Times New Roman'" style:font-family-generic-complex="system" style:font-pitch-complex="variable"/>
    </style:style>
    <style:style style:name="WW8Num20z0" style:family="text">
      <style:text-properties style:font-name="Symbol1" fo:font-family="Symbol" style:font-family-generic="roman" style:font-pitch="variable" fo:font-size="14pt" style:font-size-asian="14pt" style:font-name-complex="Symbol2" style:font-family-complex="Symbol" style:font-family-generic-complex="system" style:font-pitch-complex="variable" style:font-size-complex="14pt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0" style:family="text">
      <style:text-properties fo:font-weight="bold" style:font-weight-asian="bold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4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5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6z0" style:family="text"/>
    <style:style style:name="WW8Num27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8z0" style:family="text">
      <style:text-properties style:font-name-complex="Times New Roman1" style:font-family-complex="'Times New Roman'" style:font-family-generic-complex="system" style:font-pitch-complex="variable"/>
    </style:style>
    <style:style style:name="WW8Num28z1" style:family="text">
      <style:text-properties style:font-name-complex="Times New Roman1" style:font-family-complex="'Times New Roman'" style:font-family-generic-complex="system" style:font-pitch-complex="variable"/>
    </style:style>
    <style:style style:name="WW8Num29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font-size="12pt" style:font-size-asian="12pt"/>
    </style:style>
    <style:style style:name="Название_20_Знак" style:display-name="Название Знак" style:family="text">
      <style:text-properties fo:font-size="12pt" fo:font-weight="bold" style:font-size-asian="12pt" style:font-weight-asian="bold"/>
    </style:style>
    <style:style style:name="Основной_20_текст_20_с_20_отступом_20_3_20_Знак" style:display-name="Основной текст с отступом 3 Знак" style:family="text"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/>
    </style:style>
    <style:style style:name="Font_20_Style74" style:display-name="Font Style74" style:family="text">
      <style:text-properties fo:color="#000000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Заголовок_20_8_20_Знак" style:display-name="Заголовок 8 Знак" style:family="tex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Основной_20_текст_20_с_20_отступом_20_2_20_Знак" style:display-name="Основной текст с отступом 2 Знак" style:family="text">
      <style:text-properties fo:font-size="12pt" style:font-size-asian="12pt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Абзац_20_списка_20_Знак" style:display-name="Абзац списка Знак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Strong_20_Emphasis" style:display-name="Strong Emphasis" style:family="text">
      <style:text-properties fo:font-weight="bold" style:font-weight-asian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2pt" fo:font-weight="bold" style:font-weight-asian="normal"/>
    </style:style>
    <style:style style:name="ListLabel_20_3" style:display-name="ListLabel 3" style:family="text">
      <style:text-properties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4" style:display-name="ListLabel 4" style:family="text">
      <style:text-properties fo:font-size="14pt"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fo:font-size="14pt" fo:font-weight="normal" style:font-size-asian="14pt" style:font-weight-asian="normal" style:font-size-complex="14pt"/>
    </style:style>
    <style:style style:name="ListLabel_20_7" style:display-name="ListLabel 7" style:family="text">
      <style:text-properties fo:font-size="14pt" fo:font-weight="bold" style:font-size-asian="14pt" style:font-name-complex="Symbol2" style:font-family-complex="Symbol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261cm" fo:text-indent="-0.635cm" fo:margin-left="2.26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3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6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7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1:45:00</meta:creation-date>
    <meta:initial-creator>Павел Лонцих</meta:initial-creator>
    <dc:language>ru-RU</dc:language>
    <dc:creator>Виктор Григорьевич Кирий</dc:creator>
    <dc:date>2015-01-13T11:45:00</dc:date>
    <meta:editing-cycles>2</meta:editing-cycles>
    <dc:title>Приказ</dc:title>
    <meta:editing-duration>P0D</meta:editing-duration>
    <meta:generator>LibreOffice/5.1.5.2$Linux_X86_64 LibreOffice_project/10m0$Build-2</meta:generator>
    <meta:document-statistic meta:table-count="3" meta:image-count="0" meta:object-count="0" meta:page-count="14" meta:paragraph-count="275" meta:word-count="1595" meta:character-count="13946" meta:non-whitespace-character-count="12326"/>
    <meta:template xlink:type="simple" xlink:actuate="onRequest" xlink:title="Normal" xlink:href=""/>
  </office:meta>
</office:document-meta>
</file>